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upira profondément alors qu'il empruntait le même chemin que tous les jours pour rentrer chez lui. Cette journée avait été aussi pénible que toutes les autres. Le garçon avait énormément de mal à s'intégrer dans son collège, que ce soit d'un point de vue scolaire ou sociale. Il éprouvait de terribles difficultés à rester concentré en classe, tant et si bien que ses parents avaient déjà été plusieurs fois convoqués par son professeur principal, celui-ci le soupçonnant d'être atteint d'un déficit de l'attention pathologique. Ce n'était cependant pas la seule raison pour laquelle ils avaient été convoqués, et pour cause ; Edward était soi-disant responsable de « troubles de l'ordre » au sein du collège. Le blondin s'était en fait battu plusieurs fois dans la cour de récréation. Enfin « battu », il s'était surtout fait mettre une rouste à plusieurs reprises par une bande de racailles qui faisait régner la terreur chez les plus jeunes et les plus faibles.</text:p>
      <text:p text:style-name="Standard"/>
      <text:p text:style-name="Standard">Ne vous méprenez pas. Edward était suffisamment discret et suffisamment malin pour qu'on le laisse tranquille de manière générale. S'il se retrouvait impliqué dans ces bagarres c'était de son plein gré. Pourquoi donc un gamin avec un physique aussi peu développé cherchait à se frotter à des vauriens dans ce genre, me demanderez-vous ? Tout simplement car le gamin en question était un tantinet obsédé par l'équilibre sous toutes ses formes, ce qui incluait bien évidemment la justice, et laisser ces voyous racketter et molester d'autres enfants n'était pas quelque chose qui rentrait dans ce credo. Alors il essayait de s'interposer à chaque fois, ce qui lui valait une bonne correction et une convocation chez le directeur. Le préadolescent avait beau expliquer tout ceci à ses parents, ceux-ci ne voulaient rien savoir et lui répétaient simplement inlassablement qu'il ne devait pas se battre.</text:p>
      <text:p text:style-name="Standard"/>
      <text:p text:style-name="Standard">Alors forcément, entre les cours auxquels il n'arrivait pas à accrocher et ça, le collège n'était clairement pas son endroit favori et les journées étaient très lon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25T19:57:49.43</meta:creation-date>
    <dc:date>2017-03-25T21:04:04.58</dc:date>
    <dc:creator>Théo </dc:creator>
    <meta:editing-duration>PT1H5M49S</meta:editing-duration>
    <meta:editing-cycles>61</meta:editing-cycles>
    <meta:generator>OpenOffice/4.1.1$Win32 OpenOffice.org_project/411m6$Build-9775</meta:generator>
    <meta:document-statistic meta:table-count="0" meta:image-count="0" meta:object-count="0" meta:page-count="1" meta:paragraph-count="3" meta:word-count="331" meta:character-count="2040"/>
  </office:meta>
</office:document-meta>
</file>